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2000002EC000001103F1240AF452EB6CB.eps" manifest:media-type="image/x-eps"/>
  <manifest:file-entry manifest:full-path="Pictures/20000002000002940000008E9AD2D6A4E47B93CC.eps" manifest:media-type="image/x-ep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16cm, 0cm)" draw:image-opacity="100%" style:mirror="none"/>
    </style:style>
    <style:style style:name="gr2" style:family="graphic" style:parent-style-name="objectwithoutfill">
      <style:graphic-properties draw:stroke="dash" draw:stroke-dash="Fine_20_Dotted" svg:stroke-width="0.127cm" svg:stroke-color="#cccccc" draw:marker-start="" draw:marker-start-width="0.546cm" draw:marker-end="" draw:marker-end-width="0.546cm" draw:fill="none" draw:textarea-vertical-align="middle" fo:padding-top="0.188cm" fo:padding-bottom="0.188cm" fo:padding-left="0.313cm" fo:padding-right="0.3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282cm" svg:height="3.992cm" svg:x="9.365cm" svg:y="1cm">
          <draw:image xlink:href="Pictures/20000002000002940000008E9AD2D6A4E47B93CC.eps" xlink:type="simple" xlink:show="embed" xlink:actuate="onLoad">
            <text:p/>
          </draw:image>
        </draw:frame>
        <draw:line draw:style-name="gr2" draw:text-style-name="P1" draw:layer="layout" svg:x1="8.493cm" svg:y1="1cm" svg:x2="32.877cm" svg:y2="1.021cm">
          <text:p/>
        </draw:line>
        <draw:frame draw:style-name="gr3" draw:text-style-name="P1" draw:layer="layout" svg:width="26.387cm" svg:height="9.595cm" svg:x="7.813cm" svg:y="5.191cm">
          <draw:image xlink:href="Pictures/20000002000002EC000001103F1240AF452EB6CB.eps" xlink:type="simple" xlink:show="embed" xlink:actuate="onLoad">
            <text:p/>
          </draw:image>
        </draw:frame>
        <draw:path draw:style-name="gr4" draw:text-style-name="P1" draw:layer="layout" svg:width="12.044cm" svg:height="9.426cm" draw:transform="rotate (0.360585023462028) translate (21.32cm 4.048cm)" svg:viewBox="0 0 12045 9427" svg:d="M9882 9427c8280 0-9882-9427-9882-9427">
          <text:p/>
        </draw:path>
        <draw:path draw:style-name="gr4" draw:text-style-name="P1" draw:layer="layout" svg:width="13.942cm" svg:height="4.063cm" draw:transform="rotate (-3.03634929969453) translate (20.2228937360736cm 8.21626664855707cm)" svg:viewBox="0 0 13943 4064" svg:d="M0 4064c20561 1 12306-4064 12306-40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3-28T23:03:27.633769000</dc:date>
    <meta:editing-duration>P1DT33M5S</meta:editing-duration>
    <meta:editing-cycles>18</meta:editing-cycles>
    <meta:generator>LibreOffice/5.1.1.3$MacOSX_X86_64 LibreOffice_project/89f508ef3ecebd2cfb8e1def0f0ba9a803b88a6d</meta:generator>
    <meta:document-statistic meta:object-count="5"/>
  </office:meta>
</office:document-meta>
</file>